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Text_20_body">
      <style:paragraph-properties fo:break-before="page"/>
      <style:text-properties officeooo:rsid="0056b2f4" officeooo:paragraph-rsid="0088a02c"/>
    </style:style>
    <style:style style:name="P4" style:family="paragraph" style:parent-style-name="Text_20_body">
      <style:paragraph-properties fo:break-before="page"/>
      <style:text-properties officeooo:rsid="003bd333"/>
    </style:style>
    <style:style style:name="P5" style:family="paragraph" style:parent-style-name="Text_20_body">
      <style:text-properties officeooo:rsid="00c15a9f" officeooo:paragraph-rsid="00c15a9f"/>
    </style:style>
    <style:style style:name="P6" style:family="paragraph" style:parent-style-name="Text_20_body">
      <style:paragraph-properties fo:text-align="center" style:justify-single-word="false"/>
    </style:style>
    <style:style style:name="P7" style:family="paragraph" style:parent-style-name="Text_20_body">
      <style:text-properties officeooo:rsid="003bd333" officeooo:paragraph-rsid="06ce5cbf"/>
    </style:style>
    <style:style style:name="P8" style:family="paragraph" style:parent-style-name="Text_20_body">
      <style:text-properties officeooo:paragraph-rsid="06ce5cbf"/>
    </style:style>
    <style:style style:name="P9" style:family="paragraph" style:parent-style-name="Contents_20_1">
      <style:paragraph-properties>
        <style:tab-stops>
          <style:tab-stop style:position="15.05cm" style:type="right" style:leader-style="dotted" style:leader-text="."/>
        </style:tab-stops>
      </style:paragraph-properties>
    </style:style>
    <style:style style:name="P10" style:family="paragraph" style:parent-style-name="Contents_20_2">
      <style:paragraph-properties>
        <style:tab-stops>
          <style:tab-stop style:position="15.05cm" style:type="right" style:leader-style="dotted" style:leader-text="."/>
        </style:tab-stops>
      </style:paragraph-properties>
    </style:style>
    <style:style style:name="P11" style:family="paragraph" style:parent-style-name="Contents_20_3">
      <style:paragraph-properties>
        <style:tab-stops>
          <style:tab-stop style:position="15.05cm" style:type="right" style:leader-style="dotted" style:leader-text="."/>
        </style:tab-stops>
      </style:paragraph-properties>
    </style:style>
    <style:style style:name="P12" style:family="paragraph" style:parent-style-name="Contents_20_4">
      <style:paragraph-properties>
        <style:tab-stops>
          <style:tab-stop style:position="15.05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a4f815" officeooo:paragraph-rsid="00bc04ea"/>
    </style:style>
    <style:style style:name="P15" style:family="paragraph" style:parent-style-name="Heading_20_2">
      <style:text-properties officeooo:paragraph-rsid="0742966b"/>
    </style:style>
    <style:style style:name="P16" style:family="paragraph" style:parent-style-name="Heading_20_4" style:list-style-name="L35">
      <style:text-properties fo:font-weight="bold"/>
    </style:style>
    <style:style style:name="P17" style:family="paragraph" style:parent-style-name="Heading_20_4" style:list-style-name="L36">
      <style:text-properties fo:language="en" fo:country="US" fo:font-weight="bold"/>
    </style:style>
    <style:style style:name="P18" style:family="paragraph" style:parent-style-name="Heading_20_4" style:list-style-name="L37">
      <style:text-properties fo:language="en" fo:country="US" fo:font-weight="bold"/>
    </style:style>
    <style:style style:name="P19" style:family="paragraph" style:parent-style-name="Subtitle">
      <style:paragraph-properties fo:text-align="center" style:justify-single-word="false"/>
      <style:text-properties officeooo:rsid="0111489d" officeooo:paragraph-rsid="0111489d"/>
    </style:style>
    <style:style style:name="P20" style:family="paragraph" style:parent-style-name="Subtitle" style:master-page-name="First_20_Page">
      <style:paragraph-properties fo:text-align="start" style:justify-single-word="false" style:page-number="auto"/>
      <style:text-properties officeooo:rsid="0111489d" officeooo:paragraph-rsid="0111489d"/>
    </style:style>
    <style:style style:name="P21"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22" style:family="paragraph" style:parent-style-name="Text_20_body" style:list-style-name="">
      <style:text-properties officeooo:rsid="00b0df7b" officeooo:paragraph-rsid="00b0df7b"/>
    </style:style>
    <style:style style:name="P23" style:family="paragraph" style:parent-style-name="Text_20_body" style:list-style-name="L2"/>
    <style:style style:name="P24" style:family="paragraph" style:parent-style-name="Text_20_body" style:list-style-name="L2">
      <style:text-properties officeooo:paragraph-rsid="06ff393e"/>
    </style:style>
    <style:style style:name="P25" style:family="paragraph" style:parent-style-name="Text_20_body" style:list-style-name="L2">
      <style:text-properties officeooo:rsid="0208f8d7" officeooo:paragraph-rsid="0208f8d7"/>
    </style:style>
    <style:style style:name="P26" style:family="paragraph" style:parent-style-name="Text_20_body" style:list-style-name="L33"/>
    <style:style style:name="P27" style:family="paragraph" style:parent-style-name="Text_20_body" style:list-style-name="L34"/>
    <style:style style:name="P28" style:family="paragraph" style:parent-style-name="Text_20_body">
      <style:text-properties officeooo:paragraph-rsid="00bc04ea"/>
    </style:style>
    <style:style style:name="P29" style:family="paragraph" style:parent-style-name="Text_20_body" style:list-style-name="L2">
      <style:text-properties fo:font-size="10pt" officeooo:rsid="07430f28" officeooo:paragraph-rsid="07430f28" style:font-size-asian="10.5pt"/>
    </style:style>
    <style:style style:name="P30" style:family="paragraph" style:parent-style-name="Text_20_body" style:list-style-name="L33">
      <style:paragraph-properties fo:margin-top="0cm" fo:margin-bottom="0cm" style:contextual-spacing="false"/>
    </style:style>
    <style:style style:name="P31" style:family="paragraph" style:parent-style-name="Text_20_body" style:list-style-name="L34">
      <style:paragraph-properties fo:margin-top="0cm" fo:margin-bottom="0cm" style:contextual-spacing="false"/>
    </style:style>
    <style:style style:name="P32"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6d11d3b" style:font-size-asian="10.5pt"/>
    </style:style>
    <style:style style:name="T8" style:family="text">
      <style:text-properties fo:font-size="10pt" officeooo:rsid="06ff393e" style:font-size-asian="10.5pt"/>
    </style:style>
    <style:style style:name="T9" style:family="text">
      <style:text-properties fo:font-size="10pt" officeooo:rsid="07430f28" style:font-size-asian="10.5pt"/>
    </style:style>
    <style:style style:name="T10" style:family="text">
      <style:text-properties officeooo:rsid="01fe52dd"/>
    </style:style>
    <style:style style:name="T11" style:family="text">
      <style:text-properties fo:font-weight="bold"/>
    </style:style>
    <style:style style:name="T12" style:family="text">
      <style:text-properties fo:font-size="24pt" style:font-size-asian="24pt" style:font-size-complex="24pt"/>
    </style:style>
    <style:style style:name="T13" style:family="text">
      <style:text-properties fo:font-size="24pt" officeooo:rsid="00bf9382" style:font-size-asian="24pt" style:font-size-complex="24pt"/>
    </style:style>
    <style:style style:name="T14" style:family="text">
      <style:text-properties officeooo:rsid="00ab3f5d"/>
    </style:style>
    <style:style style:name="T15" style:family="text">
      <style:text-properties officeooo:rsid="00ad6792"/>
    </style:style>
    <style:style style:name="T16" style:family="text">
      <style:text-properties style:font-name="Liberation Serif1"/>
    </style:style>
    <style:style style:name="T17" style:family="text">
      <style:text-properties style:font-name="Liberation Serif"/>
    </style:style>
    <style:style style:name="T18" style:family="text">
      <style:text-properties style:font-name="Liberation Serif" officeooo:rsid="00b0df7b"/>
    </style:style>
    <style:style style:name="T19" style:family="text">
      <style:text-properties style:font-name="Liberation Serif" officeooo:rsid="06ff393e"/>
    </style:style>
    <style:style style:name="T20" style:family="text">
      <style:text-properties officeooo:rsid="00c15a9f"/>
    </style:style>
    <style:style style:name="T21" style:family="text">
      <style:text-properties officeooo:rsid="00c1d365"/>
    </style:style>
    <style:style style:name="T22" style:family="text">
      <style:text-properties officeooo:rsid="011b4e1c"/>
    </style:style>
    <style:style style:name="T23" style:family="text">
      <style:text-properties officeooo:rsid="020a6764"/>
    </style:style>
    <style:style style:name="T24" style:family="text">
      <style:text-properties officeooo:rsid="0429bdb8"/>
    </style:style>
    <style:style style:name="T25" style:family="text">
      <style:text-properties style:font-name="D050000L" officeooo:rsid="003ad551"/>
    </style:style>
    <style:style style:name="T26" style:family="text">
      <style:text-properties fo:color="#1b75bc" loext:opacity="100%" style:font-name="FontAwesome" fo:font-size="15pt" officeooo:rsid="003ad551" style:font-name-asian="FontAwesome" style:font-size-asian="15pt" style:font-name-complex="FontAwesome" style:font-size-complex="15pt"/>
    </style:style>
    <style:style style:name="T27" style:family="text">
      <style:text-properties fo:font-size="14pt" style:font-size-asian="14pt" style:font-size-complex="14pt"/>
    </style:style>
    <style:style style:name="T28" style:family="text">
      <style:text-properties officeooo:rsid="06ce5cbf"/>
    </style:style>
    <style:style style:name="T29" style:family="text">
      <style:text-properties officeooo:rsid="06cfbc78"/>
    </style:style>
    <style:style style:name="T30" style:family="text">
      <style:text-properties officeooo:rsid="06ff393e"/>
    </style:style>
    <style:style style:name="T31" style:family="text">
      <style:text-properties officeooo:rsid="0700c6d7"/>
    </style:style>
    <style:style style:name="T32" style:family="text">
      <style:text-properties officeooo:rsid="0702b63b"/>
    </style:style>
    <style:style style:name="T33" style:family="text">
      <style:text-properties officeooo:rsid="0727e9a5"/>
    </style:style>
    <style:style style:name="T34"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35" style:family="text">
      <style:text-properties officeooo:rsid="07430f28"/>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32">Linux Kommandolinjen</text:p>
      <text:p text:style-name="P19"/>
      <text:p text:style-name="Subtitle">Terje Berg-Hansen</text:p>
      <text:p text:style-name="Subtitle"><text:span text:style-name="T27">ITFakultetet.no</text:span></text:p>
      <text:p text:style-name="P21">Linux Kommandolinjen</text:p>
      <text:h text:style-name="P22"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16">©</text:span><text:span text:style-name="T17"> 20</text:span><text:span text:style-name="T19">20</text:span><text:span text:style-name="T17"> ITFakultetet.no – Alle rettigheter reservert</text:span><text:bookmark-end text:name="__RefHeading___Toc15176_820443553"/></text:p>
      <text:p text:style-name="Text_20_body"><text:bookmark-start text:name="__RefHeading___Toc15178_820443553"/>Publisert av ITFakultetet <text:span text:style-name="T35">AS</text:span>, Kåsabakken 28, 3804 Bø i Telemark, Norge<text:bookmark-end text:name="__RefHeading___Toc15178_820443553"/></text:p>
      <text:p text:style-name="Text_20_body"><text:bookmark-start text:name="__RefHeading___Toc15180_820443553"/><text:span text:style-name="T9">Desember</text:span> 20<text:span text:style-name="T30">20</text:span> – Første utgave<text:bookmark-end text:name="__RefHeading___Toc15180_820443553"/></text:p>
      <text:p text:style-name="Text_20_body"/>
      <text:p text:style-name="Text_20_body"><text:bookmark-start text:name="__RefHeading___Toc15182_820443553"/><text:span text:style-name="T9">Denne E-boken</text:span><text:span text:style-name="T35"> brukes som <text:s/>dokumentasjon</text:span> <text:span text:style-name="T35">til disse kursene på </text:span>ITFakultetet.no:<text:bookmark-end text:name="__RefHeading___Toc15182_820443553"/></text:p>
      <text:list xml:id="list69293538" text:style-name="L2">
        <text:list-item>
          <text:p text:style-name="P29"><text:bookmark-start text:name="__RefHeading___Toc15188_820443553"/>Linux Workshop: Kommandolinjen<text:bookmark-end text:name="__RefHeading___Toc15188_820443553"/></text:p>
        </text:list-item>
        <text:list-item>
          <text:p text:style-name="P29">Linux Sysadmin – trinn 1</text:p>
          <text:p text:style-name="P24"/>
        </text:list-item>
      </text:list>
      <text:p text:style-name="P5">Sjekk gjerne <text:a xlink:type="simple" xlink:href="http://www.itfakultetet.no/" text:style-name="Internet_20_link" text:visited-style-name="Visited_20_Internet_20_Link">www.itfakultetet.no</text:a> for <text:span text:style-name="T23">kursbeskrivelser </text:span><text:span text:style-name="T33">og</text:span><text:span text:style-name="T23"> </text:span>aktuelle kursdatoer.</text:p>
      <text:h text:style-name="P13" text:outline-level="1"><text:bookmark-start text:name="__RefHeading___Toc14191_140935937"/>Forord<text:bookmark-end text:name="__RefHeading___Toc14191_140935937"/></text:h>
      <text:p text:style-name="Text_20_body"><text:bookmark-start text:name="__RefHeading___Toc14195_140935937"/><text:span text:style-name="T35">Drenne E-b</text:span>oken er skrevet for den komplette nybegynner, men bør også fungere bra for de som har jobbet en del med <text:span text:style-name="T9">kommandolinjen</text:span> fra før, kanskje uten noen formell opplæring, men som har «Googlet» løsninger, klippet og limt litt, <text:span text:style-name="T29">og </text:span>gjerne vil ha litt større forståelse for hva som egentlig foregår når <text:span text:style-name="T9">kommandoene</text:span> gir forventede eller overraskende resultater – eller <text:span text:style-name="T35">ingen reultater </text:span>i det hele tatt.<text:bookmark-end text:name="__RefHeading___Toc14195_140935937"/></text:p>
      <text:p text:style-name="Text_20_body"><text:bookmark-start text:name="__RefHeading___Toc14197_140935937"/>Alle tilbakemeldinger mottas med takk, spesielt <text:span text:style-name="T24">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28">Oslo</text:span>, <text:s/>20<text:span text:style-name="T31">20</text:span><text:bookmark-end text:name="__RefHeading___Toc14199_140935937"/></text:p>
      <text:p text:style-name="P8"><text:bookmark-start text:name="__RefHeading___Toc14201_140935937"/>Terje Berg-Hansen<text:tab/><text:tab/><text:tab/><text:bookmark-end text:name="__RefHeading___Toc14201_140935937"/></text:p>
      <text:p text:style-name="P8"><text:span text:style-name="T15">Kursleder</text:span><text:tab/><text:tab/><text:tab/><text:tab/><text:line-break/>ITFakultetet.no<text:tab/><text:tab/><text:tab/><text:tab/></text:p>
      <text:p text:style-name="P8"><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8"/>
      <text:p text:style-name="P7"/>
      <text:p text:style-name="P4"/>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9"><text:a xlink:type="simple" xlink:href="#__RefHeading___Toc14191_140935937" text:style-name="Index_20_Link" text:visited-style-name="Index_20_Link">Forord<text:tab/>4</text:a></text:p>
          <text:p text:style-name="P9"><text:a xlink:type="simple" xlink:href="#__RefHeading___Toc15235_820443553" text:style-name="Index_20_Link" text:visited-style-name="Index_20_Link">Innledning<text:tab/>6</text:a></text:p>
          <text:p text:style-name="P9"><text:a xlink:type="simple" xlink:href="#__RefHeading___Toc18222_1557834486" text:style-name="Index_20_Link" text:visited-style-name="Index_20_Link">Kapittel 1 Introduksjon og installering<text:tab/>7</text:a></text:p>
          <text:p text:style-name="P10"><text:a xlink:type="simple" xlink:href="#__RefHeading___Toc28015_3414636834" text:style-name="Index_20_Link" text:visited-style-name="Index_20_Link"> Introduksjon til GNU/Linux<text:tab/>7</text:a></text:p>
          <text:p text:style-name="P11"><text:a xlink:type="simple" xlink:href="#__RefHeading___Toc28017_3414636834" text:style-name="Index_20_Link" text:visited-style-name="Index_20_Link">GNU/Linux blir til<text:tab/>7</text:a></text:p>
          <text:p text:style-name="P11"><text:a xlink:type="simple" xlink:href="#__RefHeading___Toc28019_3414636834" text:style-name="Index_20_Link" text:visited-style-name="Index_20_Link">Linux er et sikret flerbrukersystem<text:tab/>7</text:a></text:p>
          <text:p text:style-name="P11"><text:a xlink:type="simple" xlink:href="#__RefHeading___Toc28021_3414636834" text:style-name="Index_20_Link" text:visited-style-name="Index_20_Link">Noen grunner til å bruke Linux:<text:tab/>8</text:a></text:p>
          <text:p text:style-name="P12"><text:a xlink:type="simple" xlink:href="#__RefHeading___Toc28023_3414636834" text:style-name="Index_20_Link" text:visited-style-name="Index_20_Link">Frihet / Leverandøruavhengighet<text:tab/>8</text:a></text:p>
          <text:p text:style-name="P12"><text:a xlink:type="simple" xlink:href="#__RefHeading___Toc28025_3414636834" text:style-name="Index_20_Link" text:visited-style-name="Index_20_Link">Sikkerhet: tilnærmet virusfritt<text:tab/>8</text:a></text:p>
          <text:p text:style-name="P12"><text:a xlink:type="simple" xlink:href="#__RefHeading___Toc28027_3414636834" text:style-name="Index_20_Link" text:visited-style-name="Index_20_Link">Mengder av gratis programvare - enkelt installert og oppdatert gjennom internett.<text:tab/>8</text:a></text:p>
          <text:p text:style-name="P10"><text:a xlink:type="simple" xlink:href="#__RefHeading___Toc28029_3414636834" text:style-name="Index_20_Link" text:visited-style-name="Index_20_Link"><text:tab/>8</text:a></text:p>
        </text:index-body>
      </text:table-of-content>
      <text:p text:style-name="Text_20_body"/>
      <text:h text:style-name="P14" text:outline-level="1"><text:bookmark-start text:name="__RefHeading___Toc15235_820443553"/>Innledning<text:bookmark-end text:name="__RefHeading___Toc15235_820443553"/></text:h>
      <text:p text:style-name="P28"/>
      <text:p text:style-name="P6"/>
      <text:p text:style-name="P3"/>
      <text:h text:style-name="Heading_20_1" text:outline-level="1"><text:bookmark-start text:name="__RefHeading___Toc18222_1557834486"/><text:span text:style-name="T12">Kapittel 1</text:span><text:span text:style-name="T13"><text:line-break/></text:span>Introduksjon <text:span text:style-name="T34">og installering</text:span><text:bookmark-end text:name="__RefHeading___Toc18222_1557834486"/></text:h>
      <text:h text:style-name="P15" text:outline-level="2"><text:bookmark-start text:name="__RefHeading___Toc28015_3414636834"/><text:span text:style-name="Strong_20_Emphasis"><text:span text:style-name="T26"> <text:s/></text:span></text:span><text:span text:style-name="Strong_20_Emphasis">Introduksjon til GNU/Linux</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3235327019" text:style-name="L33">
            <text:list-item>
              <text:p text:style-name="P30"><text:bookmark text:name="yui_3_17_2_1_1607675071443_21"/>Richard Stallman startet i 1983 prosjektet GNU for å lage et fritt operativsystem </text:p>
            </text:list-item>
            <text:list-item>
              <text:p text:style-name="P30"><text:bookmark text:name="yui_3_17_2_1_1607675071443_20"/>GNU = Gnu is Not Unix </text:p>
            </text:list-item>
            <text:list-item>
              <text:p text:style-name="P30">Linus Thorvalds lagde i 1991 et studentprosjekt han kalte Linux, som skulle være en Unix-lignende kjerne som kunne kjøres på vanlige PCer.  </text:p>
            </text:list-item>
            <text:list-item>
              <text:p text:style-name="P30">GNU manglet en kjerne, og adopterte Linux-kjernen. Slik ble GNU/Linux et komplett operativsystem med en kjerne og et omkringliggende system av rutiner, verktøy og programmer. </text:p>
            </text:list-item>
            <text:list-item>
              <text:p text:style-name="P26">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1714400018" text:style-name="L34">
            <text:list-item>
              <text:p text:style-name="P31">Maskinvare var dyrt da Linux ble laget, og Linux er bygget for at mange brukere skal kunne bruke samme maskin. Brukerne er medlem av en eller flere grupper, og rettigheter tildeles på bruker- eller gruppenivå. </text:p>
            </text:list-item>
            <text:list-item>
              <text:p text:style-name="P31">Brukere kan være innlogget samtidig, kommunisere med hverandre og dele systemressurser på en intelligent måte. </text:p>
            </text:list-item>
            <text:list-item>
              <text:p text:style-name="P31">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27">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1821702075" text:style-name="L35">
            <text:list-item>
              <text:h text:style-name="P16"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3609205416" text:style-name="L36">
            <text:list-item>
              <text:h text:style-name="P17"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896818273" text:style-name="L37">
            <text:list-item>
              <text:h text:style-name="P18"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15" text:outline-level="2"><text:bookmark-start text:name="__RefHeading___Toc28029_3414636834"/><text:span text:style-name="T25"><text:s/></text:span><text:span text:style-name="T22"><text:s/></text:span><text:bookmark-end text:name="__RefHeading___Toc28029_341463683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8</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7</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39DT12H47M34S</meta:editing-duration>
    <meta:editing-cycles>1064</meta:editing-cycles>
    <meta:generator>LibreOffice/7.0.3.1$Linux_X86_64 LibreOffice_project/00$Build-1</meta:generator>
    <dc:subject>Linux</dc:subject>
    <dc:title>Linux Kommandolinjen</dc:title>
    <meta:initial-creator>Terje Berg-Hansen</meta:initial-creator>
    <dc:date>2020-12-11T09:38:25.408774250</dc:date>
    <meta:keyword>Kommandolinjen</meta:keyword>
    <meta:document-statistic meta:table-count="0" meta:image-count="0" meta:object-count="0" meta:page-count="8" meta:paragraph-count="59" meta:word-count="667" meta:character-count="4285" meta:non-whitespace-character-count="3646"/>
  </office:meta>
</office:document-meta>
</file>